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 style:font-family-generic="swiss"/>
    <style:font-face style:name="Hack1" svg:font-family="Hack" style:font-pitch="fixed"/>
    <style:font-face style:name="Hack" svg:font-family="Hack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Kalimati1" svg:font-family="Kalimati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Kalimati" svg:font-family="Kalimati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900c3f" draw:marker-start-width="0.279cm" draw:marker-end-width="0.279cm" draw:fill="solid" draw:fill-color="#581845" draw:textarea-horizontal-align="justify" draw:textarea-vertical-align="middle" draw:auto-grow-height="false" fo:min-height="0.956cm" fo:min-width="0.708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1cm" svg:stroke-color="#900c3f" draw:marker-start-width="0.279cm" draw:marker-end-width="0.279cm" draw:fill="solid" draw:fill-color="#581845" draw:textarea-horizontal-align="justify" draw:textarea-vertical-align="middle" draw:auto-grow-height="false" fo:min-height="0.955cm" fo:min-width="0.708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3.936cm"/>
      <style:paragraph-properties style:writing-mode="lr-tb"/>
    </style:style>
    <style:style style:name="gr4" style:family="graphic" style:parent-style-name="objectwithoutfill">
      <style:graphic-properties svg:stroke-width="0.102cm" svg:stroke-color="#900c3f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ff5733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fo:min-height="1.8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804cm"/>
      <style:paragraph-properties style:writing-mode="lr-tb"/>
    </style:style>
    <style:style style:name="gr8" style:family="graphic" style:parent-style-name="standard">
      <style:graphic-properties svg:stroke-width="0.051cm" svg:stroke-color="#c70039" draw:marker-start-width="0.279cm" draw:marker-end-width="0.279cm" draw:fill="solid" draw:fill-color="#c70039" draw:textarea-horizontal-align="justify" draw:textarea-vertical-align="middle" draw:auto-grow-height="false" fo:min-height="0.956cm" fo:min-width="0.708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5.839cm"/>
      <style:paragraph-properties style:writing-mode="lr-tb"/>
    </style:style>
    <style:style style:name="gr10" style:family="graphic" style:parent-style-name="objectwithoutfill">
      <style:graphic-properties svg:stroke-width="0.102cm" svg:stroke-color="#c70039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svg:stroke-width="0.051cm" svg:stroke-color="#ffc30f" draw:marker-start-width="0.279cm" draw:marker-end-width="0.279cm" draw:fill="solid" draw:fill-color="#ffc30f" draw:textarea-horizontal-align="justify" draw:textarea-vertical-align="middle" draw:auto-grow-height="false" fo:min-height="0.956cm" fo:min-width="0.708cm" fo:padding-top="0.15cm" fo:padding-bottom="0.15cm" fo:padding-left="0.275cm" fo:padding-right="0.275cm"/>
      <style:paragraph-properties style:writing-mode="lr-tb"/>
    </style:style>
    <style:style style:name="gr12" style:family="graphic" style:parent-style-name="standard" style:list-style-name="L1">
      <style:graphic-properties svg:stroke-width="0.051cm" svg:stroke-color="#ffc30f" draw:marker-start-width="0.279cm" draw:marker-end-width="0.279cm" draw:fill="solid" draw:fill-color="#ffc30f" draw:textarea-horizontal-align="justify" draw:textarea-vertical-align="middle" draw:auto-grow-height="false" fo:min-height="0.956cm" fo:min-width="0.708cm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>
      <style:graphic-properties svg:stroke-width="0.102cm" svg:stroke-color="#c70039" draw:marker-start-width="0.356cm" draw:marker-end-width="0.356cm" draw:fill="none" draw:textarea-vertical-align="middle" draw:auto-grow-height="false" fo:min-height="10.726cm" fo:min-width="0cm" fo:padding-top="0.175cm" fo:padding-bottom="0.175cm" fo:padding-left="0.3cm" fo:padding-right="0.3cm"/>
    </style:style>
    <style:style style:name="P1" style:family="paragraph">
      <style:paragraph-properties fo:text-align="center" style:writing-mode="lr-tb"/>
      <style:text-properties style:font-name="DejaVu Sans" fo:font-size="20pt" fo:font-weight="bold" style:font-size-asian="20pt" style:font-weight-asian="bold" style:font-size-complex="20pt" style:font-weight-complex="bold"/>
    </style:style>
    <style:style style:name="P2" style:family="paragraph">
      <loext:graphic-properties draw:fill="solid" draw:fill-color="#581845"/>
      <style:paragraph-properties fo:text-align="center" style:writing-mode="lr-tb"/>
      <style:text-properties style:font-name="DejaVu Sans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style:font-name="Hack1" fo:font-size="28pt" style:font-size-asian="28pt" style:font-size-complex="28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DejaVu Sans" fo:font-size="22pt" style:font-size-asian="22pt" style:font-size-complex="22pt"/>
    </style:style>
    <style:style style:name="P7" style:family="paragraph">
      <style:paragraph-properties fo:text-align="center" style:writing-mode="lr-tb"/>
      <style:text-properties fo:color="#ffffff" style:font-name="DejaVu Sans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solid" draw:fill-color="#c70039"/>
      <style:paragraph-properties fo:text-align="center" style:writing-mode="lr-tb"/>
      <style:text-properties fo:color="#ffffff" style:font-name="DejaVu Sans" fo:font-size="20pt" fo:font-weight="bold" style:font-size-asian="20pt" style:font-weight-asian="bold" style:font-size-complex="20pt" style:font-weight-complex="bold"/>
    </style:style>
    <style:style style:name="P9" style:family="paragraph">
      <style:text-properties fo:font-size="40pt" style:font-size-asian="40pt" style:font-size-complex="40pt"/>
    </style:style>
    <style:style style:name="P10" style:family="paragraph">
      <loext:graphic-properties draw:fill="none" draw:fill-color="#ffffff"/>
      <style:paragraph-properties style:writing-mode="lr-tb"/>
      <style:text-properties style:font-name="Hack1" fo:font-size="40pt" style:font-size-asian="40pt" style:font-size-complex="40pt"/>
    </style:style>
    <style:style style:name="P11" style:family="paragraph">
      <loext:graphic-properties draw:fill="solid" draw:fill-color="#ffc30f"/>
      <style:paragraph-properties fo:text-align="center" style:writing-mode="lr-tb"/>
      <style:text-properties fo:color="#ffffff" style:font-name="DejaVu Sans"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style:font-name="DejaVu Sans"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solid" draw:fill-color="#ffc30f"/>
      <style:paragraph-properties fo:margin-left="0cm" fo:margin-right="0cm" fo:margin-top="0cm" fo:margin-bottom="0cm" fo:line-height="100%" fo:text-align="center" fo:text-indent="0cm" style:writing-mode="lr-tb"/>
      <style:text-properties fo:color="#ffffff" style:font-name="DejaVu Sans"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style:font-name="DejaVu Sans" fo:font-size="20pt" fo:font-weight="bold" style:font-size-asian="20pt" style:font-weight-asian="bold" style:font-size-complex="20pt" style:font-weight-complex="bold"/>
    </style:style>
    <style:style style:name="T2" style:family="text">
      <style:text-properties style:text-position="-33% 58%" style:font-name="DejaVu Sans" fo:font-size="20pt" fo:font-weight="normal" style:font-size-asian="20pt" style:font-weight-asian="normal" style:font-size-complex="20pt" style:font-weight-complex="normal"/>
    </style:style>
    <style:style style:name="T3" style:family="text">
      <style:text-properties style:font-name="Hack1" fo:font-size="28pt" style:font-size-asian="28pt" style:font-size-complex="28pt"/>
    </style:style>
    <style:style style:name="T4" style:family="text">
      <style:text-properties style:font-name="DejaVu Sans" fo:font-size="22pt" style:font-size-asian="22pt" style:font-size-complex="22pt"/>
    </style:style>
    <style:style style:name="T5" style:family="text">
      <style:text-properties fo:color="#ffffff" style:text-position="0% 100%" style:font-name="DejaVu Sans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ffff" style:text-position="-33% 58%" style:font-name="DejaVu Sans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ffffff" style:text-position="0% 100%" style:font-name="DejaVu Sans" fo:font-size="8pt" fo:font-weight="normal" style:font-size-asian="8pt" style:font-weight-asian="normal" style:font-size-complex="8pt" style:font-weight-complex="normal"/>
    </style:style>
    <style:style style:name="T8" style:family="text">
      <style:text-properties style:font-name="Hack1" fo:font-size="40pt" style:font-size-asian="40pt" style:font-size-complex="40pt"/>
    </style:style>
    <style:style style:name="T9" style:family="text">
      <style:text-properties fo:color="#ffffff" style:font-name="DejaVu Sans" fo:font-size="20pt" style:font-size-asian="20pt" style:font-size-complex="20pt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DejaVu Sans" fo:font-size="20pt" fo:font-style="normal" fo:text-shadow="none" style:text-underline-style="none" fo:font-weight="bold" style:letter-kerning="true" style:font-name-asian="DejaVu Sans2" style:font-size-asian="20pt" style:font-style-asian="normal" style:font-weight-asian="bold" style:font-name-complex="Kalimati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778cm" svg:height="1.776cm" svg:x="0.635cm" svg:y="1.954cm">
          <text:p text:style-name="P1"><text:span text:style-name="T1">X</text:span><text:span text:style-name="T2">[1]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1.778cm" svg:height="1.775cm" svg:x="0.635cm" svg:y="4.491cm">
          <text:p text:style-name="P1"><text:span text:style-name="T1">X</text:span><text:span text:style-name="T2">[2]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1.778cm" svg:height="1.776cm" svg:x="0.635cm" svg:y="12.101cm">
          <text:p text:style-name="P1"><text:span text:style-name="T1">X</text:span><text:span text:style-name="T2">[m]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3" draw:layer="layout" svg:width="0.762cm" svg:height="4.186cm" svg:x="1.016cm" svg:y="7.281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  <draw:line draw:style-name="gr4" draw:text-style-name="P4" draw:layer="layout" svg:x1="2.413cm" svg:y1="2.715cm" svg:x2="6.858cm" svg:y2="1.066cm">
          <text:p/>
        </draw:line>
        <draw:line draw:style-name="gr4" draw:text-style-name="P4" draw:layer="layout" svg:x1="2.314cm" svg:y1="4.998cm" svg:x2="6.985cm" svg:y2="1.446cm">
          <text:p/>
        </draw:line>
        <draw:line draw:style-name="gr4" draw:text-style-name="P4" draw:layer="layout" svg:x1="2.159cm" svg:y1="12.355cm" svg:x2="7.112cm" svg:y2="1.573cm">
          <text:p/>
        </draw:line>
        <draw:line draw:style-name="gr5" draw:text-style-name="P4" draw:layer="layout" svg:x1="25.654cm" svg:y1="0.939cm" svg:x2="29.972cm" svg:y2="0.939cm">
          <text:p/>
        </draw:line>
        <draw:frame draw:style-name="gr6" draw:text-style-name="P6" draw:layer="layout" svg:width="3.048cm" svg:height="2.055cm" svg:x="0cm" svg:y="18.57cm">
          <draw:text-box>
            <text:p text:style-name="P5"><text:span text:style-name="T4">Inputs</text:span></text:p>
          </draw:text-box>
        </draw:frame>
        <draw:frame draw:style-name="gr7" draw:text-style-name="P6" draw:layer="layout" svg:width="3.81cm" svg:height="2.055cm" svg:x="5.842cm" svg:y="18.317cm">
          <draw:text-box>
            <text:p text:style-name="P5"><text:span text:style-name="T4">Input</text:span></text:p>
            <text:p text:style-name="P5"><text:span text:style-name="T4">Layer</text:span></text:p>
          </draw:text-box>
        </draw:frame>
        <draw:frame draw:style-name="gr6" draw:text-style-name="P6" draw:layer="layout" svg:width="3.81cm" svg:height="2.055cm" svg:x="28.956cm" svg:y="18.57cm">
          <draw:text-box>
            <text:p text:style-name="P5"><text:span text:style-name="T4">Outputs</text:span></text:p>
          </draw:text-box>
        </draw:frame>
        <draw:custom-shape draw:style-name="gr8" draw:text-style-name="P8" draw:layer="layout" svg:width="1.778cm" svg:height="1.776cm" svg:x="6.858cm" svg:y="0.051cm">
          <text:p text:style-name="P7"><text:span text:style-name="T5">n</text:span><text:span text:style-name="T6">1,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8" draw:layer="layout" svg:width="1.778cm" svg:height="1.776cm" svg:x="6.858cm" svg:y="2.588cm">
          <text:p text:style-name="P7"><text:span text:style-name="T5">n</text:span><text:span text:style-name="T6">1,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4" draw:layer="layout" svg:x1="2.388cm" svg:y1="2.741cm" svg:x2="6.858cm" svg:y2="3.476cm">
          <text:p/>
        </draw:line>
        <draw:line draw:style-name="gr4" draw:text-style-name="P4" draw:layer="layout" svg:x1="2.289cm" svg:y1="5.024cm" svg:x2="6.858cm" svg:y2="3.856cm">
          <text:p/>
        </draw:line>
        <draw:line draw:style-name="gr4" draw:text-style-name="P4" draw:layer="layout" svg:x1="2.135cm" svg:y1="12.381cm" svg:x2="6.985cm" svg:y2="4.11cm">
          <text:p/>
        </draw:line>
        <draw:custom-shape draw:style-name="gr8" draw:text-style-name="P8" draw:layer="layout" svg:width="1.778cm" svg:height="1.776cm" svg:x="6.858cm" svg:y="14.004cm">
          <text:p text:style-name="P7"><text:span text:style-name="T5">n</text:span><text:span text:style-name="T6">1,d</text:span><text:span text:style-name="T7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4" draw:layer="layout" svg:x1="2.388cm" svg:y1="2.741cm" svg:x2="7.366cm" svg:y2="14.131cm">
          <text:p/>
        </draw:line>
        <draw:line draw:style-name="gr4" draw:text-style-name="P4" draw:layer="layout" svg:x1="2.289cm" svg:y1="5.024cm" svg:x2="6.985cm" svg:y2="14.385cm">
          <text:p/>
        </draw:line>
        <draw:line draw:style-name="gr4" draw:text-style-name="P4" draw:layer="layout" svg:x1="2.11cm" svg:y1="12.407cm" svg:x2="6.96cm" svg:y2="4.136cm">
          <text:p/>
        </draw:line>
        <draw:line draw:style-name="gr4" draw:text-style-name="P4" draw:layer="layout" svg:x1="2.085cm" svg:y1="12.433cm" svg:x2="6.858cm" svg:y2="14.765cm">
          <text:p/>
        </draw:line>
        <draw:frame draw:style-name="gr3" draw:text-style-name="P3" draw:layer="layout" svg:width="0.762cm" svg:height="4.186cm" svg:x="7.366cm" svg:y="7.154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  <draw:custom-shape draw:style-name="gr8" draw:text-style-name="P8" draw:layer="layout" svg:width="1.778cm" svg:height="1.776cm" svg:x="15.367cm" svg:y="0.051cm">
          <text:p text:style-name="P7"><text:span text:style-name="T5">n</text:span><text:span text:style-name="T6">k,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8" draw:layer="layout" svg:width="1.778cm" svg:height="1.776cm" svg:x="15.367cm" svg:y="2.588cm">
          <text:p text:style-name="P7"><text:span text:style-name="T5">n</text:span><text:span text:style-name="T6">k,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8" draw:layer="layout" svg:width="1.778cm" svg:height="1.776cm" svg:x="15.367cm" svg:y="14.004cm">
          <text:p text:style-name="P7"><text:span text:style-name="T5">n</text:span><text:span text:style-name="T6">k,d</text:span><text:span text:style-name="T7">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3" draw:layer="layout" svg:width="0.762cm" svg:height="4.186cm" svg:x="15.875cm" svg:y="7.154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  <draw:custom-shape draw:style-name="gr8" draw:text-style-name="P8" draw:layer="layout" svg:width="1.778cm" svg:height="1.776cm" svg:x="23.876cm" svg:y="0.051cm">
          <text:p text:style-name="P7"><text:span text:style-name="T5">n</text:span><text:span text:style-name="T6">L,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8" draw:layer="layout" svg:width="1.778cm" svg:height="1.776cm" svg:x="23.876cm" svg:y="2.588cm">
          <text:p text:style-name="P7"><text:span text:style-name="T5">n</text:span><text:span text:style-name="T6">L,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8" draw:layer="layout" svg:width="1.778cm" svg:height="1.776cm" svg:x="23.876cm" svg:y="14.004cm">
          <text:p text:style-name="P7"><text:span text:style-name="T5">n</text:span><text:span text:style-name="T6">L,d</text:span><text:span text:style-name="T7">L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3" draw:layer="layout" svg:width="0.762cm" svg:height="4.186cm" svg:x="24.384cm" svg:y="7.154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  <draw:frame draw:style-name="gr9" draw:text-style-name="P10" draw:layer="layout" svg:width="2.032cm" svg:height="6.089cm" svg:x="11.303cm" svg:y="4.871cm">
          <draw:text-box>
            <text:p text:style-name="P9"><text:span text:style-name="T8">.</text:span></text:p>
            <text:p text:style-name="P9"><text:span text:style-name="T8">.</text:span></text:p>
            <text:p text:style-name="P9"><text:span text:style-name="T8">.</text:span></text:p>
          </draw:text-box>
        </draw:frame>
        <draw:frame draw:style-name="gr9" draw:text-style-name="P10" draw:layer="layout" svg:width="2.032cm" svg:height="6.089cm" svg:x="19.812cm" svg:y="4.871cm">
          <draw:text-box>
            <text:p text:style-name="P9"><text:span text:style-name="T8">.</text:span></text:p>
            <text:p text:style-name="P9"><text:span text:style-name="T8">.</text:span></text:p>
            <text:p text:style-name="P9"><text:span text:style-name="T8">.</text:span></text:p>
          </draw:text-box>
        </draw:frame>
        <draw:line draw:style-name="gr10" draw:text-style-name="P4" draw:layer="layout" svg:x1="8.636cm" svg:y1="1.066cm" svg:x2="11.049cm" svg:y2="3.73cm">
          <text:p/>
        </draw:line>
        <draw:line draw:style-name="gr10" draw:text-style-name="P4" draw:layer="layout" svg:x1="8.636cm" svg:y1="1.193cm" svg:x2="11.176cm" svg:y2="5.886cm">
          <text:p/>
        </draw:line>
        <draw:line draw:style-name="gr10" draw:text-style-name="P4" draw:layer="layout" svg:x1="8.611cm" svg:y1="1.168cm" svg:x2="11.43cm" svg:y2="11.975cm">
          <text:p/>
        </draw:line>
        <draw:line draw:style-name="gr10" draw:text-style-name="P4" draw:layer="layout" svg:x1="8.636cm" svg:y1="3.349cm" svg:x2="10.922cm" svg:y2="1.954cm">
          <text:p/>
        </draw:line>
        <draw:line draw:style-name="gr10" draw:text-style-name="P4" draw:layer="layout" svg:x1="8.611cm" svg:y1="3.375cm" svg:x2="10.795cm" svg:y2="4.11cm">
          <text:p/>
        </draw:line>
        <draw:line draw:style-name="gr10" draw:text-style-name="P4" draw:layer="layout" svg:x1="8.586cm" svg:y1="3.35cm" svg:x2="11.176cm" svg:y2="8.042cm">
          <text:p/>
        </draw:line>
        <draw:line draw:style-name="gr10" draw:text-style-name="P4" draw:layer="layout" svg:x1="8.561cm" svg:y1="3.325cm" svg:x2="11.303cm" svg:y2="13.877cm">
          <text:p/>
        </draw:line>
        <draw:line draw:style-name="gr10" draw:text-style-name="P4" draw:layer="layout" svg:x1="8.509cm" svg:y1="14.765cm" svg:x2="11.302cm" svg:y2="13.852cm">
          <text:p/>
        </draw:line>
        <draw:line draw:style-name="gr10" draw:text-style-name="P4" draw:layer="layout" svg:x1="8.484cm" svg:y1="14.789cm" svg:x2="11.176cm" svg:y2="10.452cm">
          <text:p/>
        </draw:line>
        <draw:line draw:style-name="gr10" draw:text-style-name="P4" draw:layer="layout" svg:x1="8.459cm" svg:y1="14.815cm" svg:x2="11.049cm" svg:y2="6.14cm">
          <text:p/>
        </draw:line>
        <draw:line draw:style-name="gr10" draw:text-style-name="P4" draw:layer="layout" svg:x1="12.675cm" svg:y1="13.37cm" svg:x2="15.494cm" svg:y2="14.512cm">
          <text:p/>
        </draw:line>
        <draw:line draw:style-name="gr10" draw:text-style-name="P4" draw:layer="layout" svg:x1="12.65cm" svg:y1="13.345cm" svg:x2="15.748cm" svg:y2="4.364cm">
          <text:p/>
        </draw:line>
        <draw:line draw:style-name="gr10" draw:text-style-name="P4" draw:layer="layout" svg:x1="12.626cm" svg:y1="13.37cm" svg:x2="15.494cm" svg:y2="1.573cm">
          <text:p/>
        </draw:line>
        <draw:line draw:style-name="gr10" draw:text-style-name="P4" draw:layer="layout" svg:x1="12.7cm" svg:y1="2.968cm" svg:x2="15.367cm" svg:y2="1.319cm">
          <text:p/>
        </draw:line>
        <draw:line draw:style-name="gr10" draw:text-style-name="P4" draw:layer="layout" svg:x1="12.7cm" svg:y1="2.968cm" svg:x2="15.367cm" svg:y2="3.475cm">
          <text:p/>
        </draw:line>
        <draw:line draw:style-name="gr10" draw:text-style-name="P4" draw:layer="layout" svg:x1="12.7cm" svg:y1="2.968cm" svg:x2="15.875cm" svg:y2="14.004cm">
          <text:p/>
        </draw:line>
        <draw:line draw:style-name="gr10" draw:text-style-name="P4" draw:layer="layout" svg:x1="12.827cm" svg:y1="7.281cm" svg:x2="15.621cm" svg:y2="14.258cm">
          <text:p/>
        </draw:line>
        <draw:line draw:style-name="gr10" draw:text-style-name="P4" draw:layer="layout" svg:x1="12.827cm" svg:y1="7.281cm" svg:x2="15.494cm" svg:y2="3.983cm">
          <text:p/>
        </draw:line>
        <draw:line draw:style-name="gr10" draw:text-style-name="P4" draw:layer="layout" svg:x1="17.018cm" svg:y1="1.066cm" svg:x2="19.583cm" svg:y2="3.73cm">
          <text:p/>
        </draw:line>
        <draw:line draw:style-name="gr10" draw:text-style-name="P4" draw:layer="layout" svg:x1="17.145cm" svg:y1="1.193cm" svg:x2="19.71cm" svg:y2="5.886cm">
          <text:p/>
        </draw:line>
        <draw:line draw:style-name="gr10" draw:text-style-name="P4" draw:layer="layout" svg:x1="17.145cm" svg:y1="1.168cm" svg:x2="19.964cm" svg:y2="11.975cm">
          <text:p/>
        </draw:line>
        <draw:line draw:style-name="gr10" draw:text-style-name="P4" draw:layer="layout" svg:x1="17.17cm" svg:y1="3.349cm" svg:x2="19.456cm" svg:y2="1.954cm">
          <text:p/>
        </draw:line>
        <draw:line draw:style-name="gr10" draw:text-style-name="P4" draw:layer="layout" svg:x1="17.145cm" svg:y1="3.375cm" svg:x2="19.329cm" svg:y2="4.11cm">
          <text:p/>
        </draw:line>
        <draw:line draw:style-name="gr10" draw:text-style-name="P4" draw:layer="layout" svg:x1="17.12cm" svg:y1="3.35cm" svg:x2="19.71cm" svg:y2="8.042cm">
          <text:p/>
        </draw:line>
        <draw:line draw:style-name="gr10" draw:text-style-name="P4" draw:layer="layout" svg:x1="17.095cm" svg:y1="3.325cm" svg:x2="19.837cm" svg:y2="13.877cm">
          <text:p/>
        </draw:line>
        <draw:line draw:style-name="gr10" draw:text-style-name="P4" draw:layer="layout" svg:x1="17.043cm" svg:y1="14.765cm" svg:x2="19.836cm" svg:y2="13.852cm">
          <text:p/>
        </draw:line>
        <draw:line draw:style-name="gr10" draw:text-style-name="P4" draw:layer="layout" svg:x1="17.018cm" svg:y1="14.789cm" svg:x2="19.71cm" svg:y2="10.452cm">
          <text:p/>
        </draw:line>
        <draw:line draw:style-name="gr10" draw:text-style-name="P4" draw:layer="layout" svg:x1="16.993cm" svg:y1="14.815cm" svg:x2="19.583cm" svg:y2="6.14cm">
          <text:p/>
        </draw:line>
        <draw:line draw:style-name="gr10" draw:text-style-name="P4" draw:layer="layout" svg:x1="21.182cm" svg:y1="13.37cm" svg:x2="24.001cm" svg:y2="14.512cm">
          <text:p/>
        </draw:line>
        <draw:line draw:style-name="gr10" draw:text-style-name="P4" draw:layer="layout" svg:x1="21.157cm" svg:y1="13.345cm" svg:x2="24.255cm" svg:y2="4.364cm">
          <text:p/>
        </draw:line>
        <draw:line draw:style-name="gr10" draw:text-style-name="P4" draw:layer="layout" svg:x1="21.133cm" svg:y1="13.37cm" svg:x2="24.001cm" svg:y2="1.573cm">
          <text:p/>
        </draw:line>
        <draw:line draw:style-name="gr10" draw:text-style-name="P4" draw:layer="layout" svg:x1="21.207cm" svg:y1="2.968cm" svg:x2="23.874cm" svg:y2="1.319cm">
          <text:p/>
        </draw:line>
        <draw:line draw:style-name="gr10" draw:text-style-name="P4" draw:layer="layout" svg:x1="21.207cm" svg:y1="2.968cm" svg:x2="23.874cm" svg:y2="3.475cm">
          <text:p/>
        </draw:line>
        <draw:line draw:style-name="gr10" draw:text-style-name="P4" draw:layer="layout" svg:x1="21.207cm" svg:y1="2.968cm" svg:x2="24.382cm" svg:y2="14.004cm">
          <text:p/>
        </draw:line>
        <draw:line draw:style-name="gr10" draw:text-style-name="P4" draw:layer="layout" svg:x1="21.334cm" svg:y1="7.281cm" svg:x2="24.128cm" svg:y2="14.258cm">
          <text:p/>
        </draw:line>
        <draw:line draw:style-name="gr10" draw:text-style-name="P4" draw:layer="layout" svg:x1="21.334cm" svg:y1="7.281cm" svg:x2="24.001cm" svg:y2="3.983cm">
          <text:p/>
        </draw:line>
        <draw:custom-shape draw:style-name="gr11" draw:text-style-name="P11" draw:layer="layout" svg:width="1.778cm" svg:height="1.776cm" svg:x="29.972cm" svg:y="0.051cm">
          <text:p text:style-name="P7"><text:span text:style-name="T9">ŷ</text:span><text:span text:style-name="T6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4" draw:layer="layout" svg:x1="25.654cm" svg:y1="3.476cm" svg:x2="29.972cm" svg:y2="3.476cm">
          <text:p/>
        </draw:line>
        <draw:custom-shape draw:style-name="gr11" draw:text-style-name="P11" draw:layer="layout" svg:width="1.778cm" svg:height="1.776cm" svg:x="29.972cm" svg:y="2.588cm">
          <text:p text:style-name="P7"><text:span text:style-name="T9">ŷ</text:span><text:span text:style-name="T6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4" draw:layer="layout" svg:x1="25.654cm" svg:y1="14.892cm" svg:x2="29.972cm" svg:y2="14.892cm">
          <text:p/>
        </draw:line>
        <draw:custom-shape draw:style-name="gr12" draw:text-style-name="P13" draw:layer="layout" svg:width="1.778cm" svg:height="1.776cm" svg:x="29.972cm" svg:y="14.004cm">
          <text:p text:style-name="P12"><text:span text:style-name="T10">ŷ</text:span><text:span text:style-name="T6">d</text:span><text:span text:style-name="T7">L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" draw:text-style-name="P6" draw:layer="layout" svg:width="3.81cm" svg:height="2.055cm" svg:x="22.86cm" svg:y="18.317cm">
          <draw:text-box>
            <text:p text:style-name="P5"><text:span text:style-name="T4">Output</text:span></text:p>
            <text:p text:style-name="P5"><text:span text:style-name="T4">Layer</text:span></text:p>
          </draw:text-box>
        </draw:frame>
        <draw:custom-shape draw:style-name="gr13" draw:text-style-name="P14" draw:layer="layout" svg:width="1.268cm" svg:height="11.684cm" draw:transform="rotate (-1.5707963267949) translate (22.098cm 16.541cm)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6" draw:layer="layout" svg:width="3.81cm" svg:height="2.055cm" svg:x="14.351cm" svg:y="18.317cm">
          <draw:text-box>
            <text:p text:style-name="P5"><text:span text:style-name="T4">Hidden</text:span></text:p>
            <text:p text:style-name="P5"><text:span text:style-name="T4">Layer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 style:font-family-generic="swiss"/>
    <style:font-face style:name="Hack1" svg:font-family="Hack" style:font-pitch="fixed"/>
    <style:font-face style:name="Hack" svg:font-family="Hack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Kalimati1" svg:font-family="Kalimati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Kalimati" svg:font-family="Kalimati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Kalimati" style:font-family-complex="Kalimat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2.766cm" fo:page-height="20.57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0T21:04:58.857098914</meta:creation-date>
    <dc:date>2020-03-11T14:10:01.344273473</dc:date>
    <meta:editing-duration>PT1H21M23S</meta:editing-duration>
    <meta:editing-cycles>17</meta:editing-cycles>
    <meta:generator>LibreOffice/6.4.1.2$Linux_X86_64 LibreOffice_project/40$Build-2</meta:generator>
    <meta:document-statistic meta:object-count="76"/>
  </office:meta>
</office:document-meta>
</file>